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137" officeooo:paragraph-rsid="0019e1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of sql</text:p>
      <text:p text:style-name="P1"/>
      <text:p text:style-name="P1"/>
      <text:p text:style-name="P1">SELECT // ini untuk memilih tabel;</text:p>
      <text:p text:style-name="P1"><text:tab/><text:tab/>FROM // ini untuk cari nama base data nya;</text:p>
      <text:p text:style-name="P1"><text:tab/><text:tab/>WHERE // untukk sorting;</text:p>
      <text:p text:style-name="P1"><text:tab/><text:tab/>WHERE name LIKE nilai_string // untuk mensorting yang ketat</text:p>
      <text:p text:style-name="P1"><text:tab/><text:tab/></text:p>
      <text:p text:style-name="P1"><text:tab/><text:tab/>WHERE NOT character_name = 'Ninja ken";</text:p>
      <text:p text:style-name="P1"><text:tab/><text:tab/>WHERE NOT name LIKE "%puding";</text:p>
      <text:p text:style-name="P1"><text:tab/><text:tab/></text:p>
      <text:p text:style-name="P1"><text:tab/><text:tab/>//untuk data null</text:p>
      <text:p text:style-name="P1"><text:tab/><text:tab/></text:p>
      <text:p text:style-name="P1"><text:tab/><text:tab/>WHERE character IS NULL;</text:p>
      <text:p text:style-name="P1"><text:tab/><text:tab/>WHERE character IS NOT NULL; //tidak bisa pakai opeator "=";</text:p>
      <text:p text:style-name="P1"><text:tab/><text:tab/></text:p>
      <text:p text:style-name="P1"><text:tab/><text:tab/>//UNTUK CONDITION LEBIH DARI SATU UNTUK SORTING</text:p>
      <text:p text:style-name="P1"><text:tab/><text:tab/></text:p>
      <text:p text:style-name="P1"><text:tab/><text:tab/>WHERE character_name = "aldy"</text:p>
      <text:p text:style-name="P1"><text:tab/><text:tab/>AND kategori = "makanan";</text:p>
      <text:p text:style-name="P1"><text:tab/><text:tab/></text:p>
      <text:p text:style-name="P1"><text:tab/><text:tab/>WHERE character_name ="andy"</text:p>
      <text:p text:style-name="P1"><text:tab/><text:tab/>OR kategori ="makanan";</text:p>
      <text:p text:style-name="P1"><text:tab/><text:tab/></text:p>
      <text:p text:style-name="P1"><text:tab/><text:tab/>//untuk sorting dari yang <text:s/>terbesar dan terkecil</text:p>
      <text:p text:style-name="P1"><text:tab/><text:tab/></text:p>
      <text:p text:style-name="P1"><text:tab/><text:tab/>terbesar DESC</text:p>
      <text:p text:style-name="P1"><text:tab/><text:tab/></text:p>
      <text:p text:style-name="P1"><text:tab/><text:tab/>SELECT *</text:p>
      <text:p text:style-name="P1"><text:tab/><text:tab/>FROM purchases</text:p>
      <text:p text:style-name="P1"><text:tab/><text:tab/>ORDER BY price DESC;</text:p>
      <text:p text:style-name="P1"><text:tab/><text:tab/></text:p>
      <text:p text:style-name="P1"><text:tab/><text:tab/>SELECT *</text:p>
      <text:p text:style-name="P1"><text:tab/><text:tab/>FROM purchases</text:p>
      <text:p text:style-name="P1"><text:tab/><text:tab/>ORDER BY price ASC;</text:p>
      <text:p text:style-name="P1"><text:tab/><text:tab/></text:p>
      <text:p text:style-name="P1"><text:tab/><text:tab/>//untuk sorting berapa banyak baris yang ingin ditampilkan</text:p>
      <text:p text:style-name="P1"><text:tab/><text:tab/></text:p>
      <text:p text:style-name="P1"><text:tab/><text:tab/>SELECT *</text:p>
      <text:p text:style-name="P1"><text:tab/>FROM purchases</text:p>
      <text:p text:style-name="P1"><text:tab/>WHERE character_name = "Ninja Ken"</text:p>
      <text:p text:style-name="P1"><text:tab/>LIMIT 10;</text:p>
      <text:p text:style-name="P1"><text:tab/><text:tab/></text:p>
      <text:p text:style-name="P1"><text:tab/><text:tab/>/////</text:p>
      <text:p text:style-name="P1"><text:tab/><text:tab/></text:p>
      <text:p text:style-name="P1"><text:tab/>SELECT DISTINCT(name) <text:s/>// untuk data yang sama tidak di tampilkan</text:p>
      <text:p text:style-name="P1"><text:tab/></text:p>
      <text:p text:style-name="P1"><text:tab/>FROM purchases;</text:p>
      <text:p text:style-name="P1"><text:tab/></text:p>
      <text:p text:style-name="P1"><text:tab/>//untuk total</text:p>
      <text:p text:style-name="P1"><text:tab/></text:p>
      <text:p text:style-name="P1"><text:tab/>SELECT SUM(price) </text:p>
      <text:p text:style-name="P1"><text:soft-page-break/><text:tab/>FROM purchases</text:p>
      <text:p text:style-name="P1"><text:tab/>WHERE character_name = "Ninja Ken";<text:tab/></text:p>
      <text:p text:style-name="P1"><text:tab/><text:tab/></text:p>
      <text:p text:style-name="P1"><text:tab/>//untuk rata- rata</text:p>
      <text:p text:style-name="P1"><text:tab/></text:p>
      <text:p text:style-name="P1"><text:tab/>SELECT AVG(price)</text:p>
      <text:p text:style-name="P1"><text:tab/>FROM purchases</text:p>
      <text:p text:style-name="P1"><text:tab/>WHERE character_name = "Ninja Ken";<text:tab/></text:p>
      <text:p text:style-name="P1"><text:tab/></text:p>
      <text:p text:style-name="P1"><text:tab/>//untuk menghitung semua baris</text:p>
      <text:p text:style-name="P1"><text:tab/></text:p>
      <text:p text:style-name="P1"><text:tab/>SELECT COUNT(price)</text:p>
      <text:p text:style-name="P1"><text:tab/>FROM purchases</text:p>
      <text:p text:style-name="P1"><text:tab/>WHERE character_name = "Ninja Ken";<text:tab/></text:p>
      <text:p text:style-name="P1"><text:tab/></text:p>
      <text:p text:style-name="P1"><text:tab/>//untuk mendapat nilai tertinggi dan terendah</text:p>
      <text:p text:style-name="P1"><text:tab/></text:p>
      <text:p text:style-name="P1"><text:tab/>SELECT MAX(price)</text:p>
      <text:p text:style-name="P1"><text:tab/>FROM purchases</text:p>
      <text:p text:style-name="P1"><text:tab/>WHERE character_name = "Ninja Ken";<text:tab/></text:p>
      <text:p text:style-name="P1"><text:tab/></text:p>
      <text:p text:style-name="P1"><text:tab/>SELECT MIN(price)</text:p>
      <text:p text:style-name="P1"><text:tab/>FROM purchases</text:p>
      <text:p text:style-name="P1"><text:tab/>WHERE character_name = "Ninja Ken";<text:tab/></text:p>
      <text:p text:style-name="P1"><text:tab/></text:p>
      <text:p text:style-name="P1"><text:tab/>//UNTUK SORTING DAN MENAMPILKAN DATA</text:p>
      <text:p text:style-name="P1"><text:tab/></text:p>
      <text:p text:style-name="P1"><text:tab/>SELECT COUNT(*), purchased_at</text:p>
      <text:p text:style-name="P1"><text:tab/>FROM purchases</text:p>
      <text:p text:style-name="P1"><text:tab/>GROUP BY purchased_at;</text:p>
      <text:p text:style-name="P1"><text:tab/></text:p>
      <text:p text:style-name="P1"><text:tab/>SELECT SUM(price), purchased_at</text:p>
      <text:p text:style-name="P1"><text:tab/>FROM purchases</text:p>
      <text:p text:style-name="P1"><text:tab/>GROUP BY purchased_at;</text:p>
      <text:p text:style-name="P1"/>
      <text:p text:style-name="P1"><text:tab/>*UNTUK GROUP BY DI PERLUKAN DUA SELECT UNTUK BERDASARKAN GROUP</text:p>
      <text:p text:style-name="P1"><text:tab/></text:p>
      <text:p text:style-name="P1"><text:tab/>//UNTUK GROUP LEBIH DARI 1 INSTIANSI</text:p>
      <text:p text:style-name="P1"><text:tab/></text:p>
      <text:p text:style-name="P1"><text:tab/>SELECT SUM(price), purchased_at, character_name</text:p>
      <text:p text:style-name="P1"><text:tab/>FROM purchases</text:p>
      <text:p text:style-name="P1"><text:tab/>GROUP BY purchased_at, character_name;</text:p>
      <text:p text:style-name="P1"><text:tab/></text:p>
      <text:p text:style-name="P1"><text:tab/>//untuk mempersempit pencarian</text:p>
      <text:p text:style-name="P1"><text:tab/></text:p>
      <text:p text:style-name="P1"><text:tab/>SELECT SUM(price), purchased_at, character_name</text:p>
      <text:p text:style-name="P1"><text:tab/>FROM purchases</text:p>
      <text:p text:style-name="P1"><text:tab/>GROUP BY purchased_at, character_name</text:p>
      <text:p text:style-name="P1"><text:tab/>HAVING SUM(price)&gt;10;</text:p>
      <text:p text:style-name="P1"><text:tab/></text:p>
      <text:p text:style-name="P1"><text:tab/></text:p>
      <text:p text:style-name="P1"><text:soft-page-break/><text:tab/>////</text:p>
      <text:p text:style-name="P1"><text:tab/></text:p>
      <text:p text:style-name="P1"><text:tab/>SUBKUERI</text:p>
      <text:p text:style-name="P1"><text:tab/></text:p>
      <text:p text:style-name="P1"><text:tab/>ex 1:</text:p>
      <text:p text:style-name="P1"><text:tab/></text:p>
      <text:p text:style-name="P1"><text:tab/>SELECT name</text:p>
      <text:p text:style-name="P1"><text:tab/>FROM players</text:p>
      <text:p text:style-name="P1"><text:tab/>WHERE goals &gt; (</text:p>
      <text:p text:style-name="P1"><text:tab/>SELECT goals</text:p>
      <text:p text:style-name="P1"><text:tab/>FROM players</text:p>
      <text:p text:style-name="P1"><text:tab/>WHERE name = "will"</text:p>
      <text:p text:style-name="P1"><text:tab/>);</text:p>
      <text:p text:style-name="P1"><text:tab/></text:p>
      <text:p text:style-name="P1"><text:tab/>// itu menampilkan nama yang memiliki nilai lebih tinggi dari will</text:p>
      <text:p text:style-name="P1"><text:tab/></text:p>
      <text:p text:style-name="P1"><text:tab/>ex 2:</text:p>
      <text:p text:style-name="P1"><text:tab/>SELECT name, goals</text:p>
      <text:p text:style-name="P1"><text:tab/>FROM players</text:p>
      <text:p text:style-name="P1"><text:tab/>WHERE goals&gt;(</text:p>
      <text:p text:style-name="P1"><text:tab/><text:tab/>SELECT AVG(goals)</text:p>
      <text:p text:style-name="P1"><text:tab/><text:tab/>FROM PLAYERS</text:p>
      <text:p text:style-name="P1"><text:tab/><text:tab/>);</text:p>
      <text:p text:style-name="P1"><text:tab/><text:tab/></text:p>
      <text:p text:style-name="P1"><text:tab/>//ini menampilkan tabel nama dan goals <text:s/>yang memiliki nilai di atas rata-rata.</text:p>
      <text:p text:style-name="P1"><text:tab/></text:p>
      <text:p text:style-name="P1"><text:tab/>MENGUNAKAN LABELING AS</text:p>
      <text:p text:style-name="P1"><text:tab/></text:p>
      <text:p text:style-name="P1"><text:tab/>EX</text:p>
      <text:p text:style-name="P1"><text:tab/></text:p>
      <text:p text:style-name="P1"><text:tab/>SELECT goals AS "skor will"</text:p>
      <text:p text:style-name="P1"><text:tab/>FROM players</text:p>
      <text:p text:style-name="P1"><text:tab/>WHERE name = "will";</text:p>
      <text:p text:style-name="P1"><text:tab/></text:p>
      <text:p text:style-name="P1"><text:tab/>// nantinya tabel yang akan di tampilkan di namai skor will</text:p>
      <text:p text:style-name="P1"><text:tab/></text:p>
      <text:p text:style-name="P1"><text:tab/></text:p>
      <text:p text:style-name="P1"><text:tab/></text:p>
      <text:p text:style-name="P1"><text:tab/>//menggabungankan dua data dari base berdebada dengan join</text:p>
      <text:p text:style-name="P1"><text:tab/></text:p>
      <text:p text:style-name="P1"><text:tab/>SELECT countries.name, SUM(players.goals)</text:p>
      <text:p text:style-name="P1"><text:tab/>FROM players</text:p>
      <text:p text:style-name="P1"><text:tab/>JOIN countries</text:p>
      <text:p text:style-name="P1"><text:tab/>ON countries.id = players.country_id</text:p>
      <text:p text:style-name="P1"><text:tab/>GROUP BY countries.name</text:p>
      <text:p text:style-name="P1"><text:tab/></text:p>
      <text:p text:style-name="P1"><text:tab/>//ditampilkan di base country dengan tabel name dan sum</text:p>
      <text:p text:style-name="P1"><text:tab/></text:p>
      <text:p text:style-name="P1"><text:tab/></text:p>
      <text:p text:style-name="P1"><text:tab/></text:p>
      <text:p text:style-name="P1"><text:tab/>SELECT players.name AS "nama pemain", teams.name AS "tim pemain"</text:p>
      <text:p text:style-name="P1"><text:tab/></text:p>
      <text:p text:style-name="P1"><text:soft-page-break/><text:tab/>FROM playes</text:p>
      <text:p text:style-name="P1"><text:tab/>JOIN teams</text:p>
      <text:p text:style-name="P1"><text:tab/>ON player.previous_team_id = teams.id;</text:p>
      <text:p text:style-name="P1"><text:tab/></text:p>
      <text:p text:style-name="P1"><text:tab/></text:p>
      <text:p text:style-name="P1"><text:tab/></text:p>
      <text:p text:style-name="P1"><text:tab/>===</text:p>
      <text:p text:style-name="P1"><text:tab/></text:p>
      <text:p text:style-name="P1"><text:tab/>memasukan data di tabel baru</text:p>
      <text:p text:style-name="P1"><text:tab/></text:p>
      <text:p text:style-name="P1"><text:tab/>INSERT INTO students (id,name,course)</text:p>
      <text:p text:style-name="P1"><text:tab/>VALUES (4,"kate","java");</text:p>
      <text:p text:style-name="P1"><text:tab/></text:p>
      <text:p text:style-name="P1"><text:tab/>===</text:p>
      <text:p text:style-name="P1"><text:tab/></text:p>
      <text:p text:style-name="P1"><text:tab/>mengupdate nilai</text:p>
      <text:p text:style-name="P1"><text:tab/></text:p>
      <text:p text:style-name="P1"><text:tab/>UPDATE students</text:p>
      <text:p text:style-name="P1"><text:tab/>SET name="jordan",course="html"</text:p>
      <text:p text:style-name="P1"><text:tab/>WHERE id = 6;</text:p>
      <text:p text:style-name="P1"><text:tab/>SELECT * FROM students</text:p>
      <text:p text:style-name="P1"><text:tab/>===</text:p>
      <text:p text:style-name="P1"><text:tab/></text:p>
      <text:p text:style-name="P1"><text:tab/>menghapus kolom</text:p>
      <text:p text:style-name="P1"><text:tab/></text:p>
      <text:p text:style-name="P1"><text:tab/>DELETE FROM students</text:p>
      <text:p text:style-name="P1"><text:tab/>WHERE ID = 6</text:p>
      <text:p text:style-name="P1"><text:tab/>SELECT * FROM stud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06:55:01.658259184</meta:creation-date>
    <dc:date>2020-05-14T06:57:02.060774280</dc:date>
    <meta:editing-duration>PT2M2S</meta:editing-duration>
    <meta:editing-cycles>1</meta:editing-cycles>
    <meta:document-statistic meta:table-count="0" meta:image-count="0" meta:object-count="0" meta:page-count="4" meta:paragraph-count="180" meta:word-count="432" meta:character-count="3116" meta:non-whitespace-character-count="2572"/>
    <meta:generator>LibreOffice/6.0.7.3$Linux_X86_64 LibreOffice_project/00m0$Build-3</meta:generator>
  </office:meta>
</office:document-meta>
</file>